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6pt" style:font-size-asian="16pt" style:font-size-complex="16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4" style:family="paragraph" style:parent-style-name="Standard" style:list-style-name="L1">
      <style:text-properties style:font-name="Arial" fo:font-size="12pt" style:font-size-asian="12pt" style:font-size-complex="12pt"/>
    </style:style>
    <style:style style:name="P5" style:family="paragraph" style:parent-style-name="Standard" style:list-style-name="L1"/>
    <style:style style:name="P6" style:family="paragraph" style:parent-style-name="Standard">
      <style:paragraph-properties fo:break-before="page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itial Design Document </text:p>
      <text:p text:style-name="P1">for</text:p>
      <text:p text:style-name="P1">Aperture VMAN (name subject to change)</text:p>
      <text:p text:style-name="P1"/>
      <text:p text:style-name="P3">Prepared by:</text:p>
      <text:p text:style-name="P3">Joseph Woodruff</text:p>
      <text:p text:style-name="P3"/>
      <text:p text:style-name="P6"/>
      <text:p text:style-name="P2">Questions which need to be answered to initiate the design process:</text:p>
      <text:p text:style-name="P2"/>
      <text:list xml:id="list41655093" text:style-name="L1">
        <text:list-item>
          <text:p text:style-name="P4">System Frontend</text:p>
          <text:list>
            <text:list-item>
              <text:p text:style-name="P5"><text:span text:style-name="T1">Web Application</text:span></text:p>
              <text:list>
                <text:list-item>
                  <text:p text:style-name="P5"><text:span text:style-name="T1">Possible / desirable to adapt existing CMS frontend?</text:span></text:p>
                  <text:list>
                    <text:list-item>
                      <text:p text:style-name="P5"><text:span text:style-name="T1">PAST&amp;E's website currently uses Drupal 7 CMS. Should this project be a<text:line-break/>plugin to Drupal, or a standalone web application?</text:span></text:p>
                    </text:list-item>
                    <text:list-item>
                      <text:p text:style-name="P5"><text:span text:style-name="T1">Further, there are existing plugins / Drupal modules which are very close to what we need (for example, http://drupal.org/project/calendar and http://code.google.com/p/drupal-shift-scheduler/). Should we attempt to adapt one of those? </text:span></text:p>
                    </text:list-item>
                  </text:list>
                </text:list-item>
                <text:list-item>
                  <text:p text:style-name="P5"><text:span text:style-name="T1">Web Application Framework if standalone?</text:span></text:p>
                  <text:list>
                    <text:list-item>
                      <text:p text:style-name="P5"><text:span text:style-name="T1">Catalyst</text:span></text:p>
                    </text:list-item>
                    <text:list-item>
                      <text:p text:style-name="P5"><text:span text:style-name="T1">Django</text:span></text:p>
                    </text:list-item>
                    <text:list-item>
                      <text:p text:style-name="P5"><text:span text:style-name="T1">Ruby on Rails</text:span></text:p>
                    </text:list-item>
                    <text:list-item>
                      <text:p text:style-name="P5"><text:span text:style-name="T1">?</text:span></text:p>
                    </text:list-item>
                  </text:list>
                </text:list-item>
                <text:list-item>
                  <text:p text:style-name="P5"><text:span text:style-name="T1">Do we want a specific viewer for phones or possibly phone app integration?</text:span></text:p>
                </text:list-item>
              </text:list>
            </text:list-item>
          </text:list>
        </text:list-item>
        <text:list-item>
          <text:p text:style-name="P5"><text:span text:style-name="T1">System Backend</text:span></text:p>
          <text:list>
            <text:list-item>
              <text:p text:style-name="P5"><text:span text:style-name="T1">Use existing backend?</text:span></text:p>
              <text:list>
                <text:list-item>
                  <text:p text:style-name="P5"><text:span text:style-name="T1">Existing site uses Apache and </text:span><text:bookmark text:name="ctl00_ContentPlaceHolder1_SystemRequirements1_ApplicationRequirements"/><text:span text:style-name="T1">MYSQL 5.0 running on Linux, which is presumably set up through GoDaddy Hosting Connection.</text:span></text:p>
                </text:list-item>
                <text:list-item>
                  <text:p text:style-name="P5"><text:span text:style-name="T1">If not using existing backend, then need to decide OS, httpd and SQL implementation.</text:span></text:p>
                </text:list-item>
              </text:list>
            </text:list-item>
            <text:list-item>
              <text:p text:style-name="P5"><text:span text:style-name="T1">Hardware</text:span></text:p>
              <text:list>
                <text:list-item>
                  <text:p text:style-name="P5"><text:span text:style-name="T1">If not using existing backend, then Team Aperture-provided?</text:span></text:p>
                </text:list-item>
                <text:list-item>
                  <text:p text:style-name="P5"><text:span text:style-name="T1">How powerful is the system we are going to use?</text:span></text:p>
                  <text:list>
                    <text:list-item>
                      <text:p text:style-name="P5"><text:span text:style-name="T1">RAM</text:span></text:p>
                    </text:list-item>
                    <text:list-item>
                      <text:p text:style-name="P5"><text:span text:style-name="T1">CPU</text:span></text:p>
                    </text:list-item>
                    <text:list-item>
                      <text:p text:style-name="P5"><text:span text:style-name="T1">Disk</text:span></text:p>
                    </text:list-item>
                    <text:list-item>
                      <text:p text:style-name="P5"><text:span text:style-name="T1">Transfer bandwidth (bitrate + monthly transfer limit)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ph Woodruff</meta:initial-creator>
    <meta:creation-date>2012-05-13T12:31:19.60</meta:creation-date>
    <meta:generator>OpenOffice.org/3.3$Win32 OpenOffice.org_project/330m20$Build-9567</meta:generator>
    <dc:date>2012-05-13T23:37:38.55</dc:date>
    <dc:creator>Joseph Woodruff</dc:creator>
    <meta:editing-duration>PT2H4M25S</meta:editing-duration>
    <meta:editing-cycles>27</meta:editing-cycles>
    <meta:document-statistic meta:table-count="0" meta:image-count="0" meta:object-count="0" meta:page-count="2" meta:paragraph-count="28" meta:word-count="199" meta:character-count="1229"/>
  </office:meta>
</office:document-meta>
</file>